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43.46pt"/>
    </style:style>
    <style:style style:name="co2" style:family="table-column">
      <style:table-column-properties fo:break-before="auto" style:column-width="62.76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80.5pt"/>
    </style:style>
    <style:style style:name="co5" style:family="table-column">
      <style:table-column-properties fo:break-before="auto" style:column-width="75.09pt"/>
    </style:style>
    <style:style style:name="co6" style:family="table-column">
      <style:table-column-properties fo:break-before="auto" style:column-width="87.45pt"/>
    </style:style>
    <style:style style:name="co7" style:family="table-column">
      <style:table-column-properties fo:break-before="auto" style:column-width="82.06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finalResul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OptimalTour</text:p>
          </table:table-cell>
          <table:table-cell office:value-type="string" calcext:value-type="string">
            <text:p>mean_GA</text:p>
          </table:table-cell>
          <table:table-cell office:value-type="string" calcext:value-type="string">
            <text:p>sd_GA</text:p>
          </table:table-cell>
          <table:table-cell office:value-type="string" calcext:value-type="string">
            <text:p>best_GA</text:p>
          </table:table-cell>
          <table:table-cell office:value-type="string" calcext:value-type="string">
            <text:p>%avg Dist_GA</text:p>
          </table:table-cell>
          <table:table-cell office:value-type="string" calcext:value-type="string">
            <text:p>%bestDist_GA</text:p>
          </table:table-cell>
          <table:table-cell office:value-type="string" calcext:value-type="string">
            <text:p>avgTime(s)_GA</text:p>
          </table:table-cell>
          <table:table-cell office:value-type="string" calcext:value-type="string">
            <text:p>mean_KGA</text:p>
          </table:table-cell>
          <table:table-cell office:value-type="string" calcext:value-type="string">
            <text:p>sd_KGA</text:p>
          </table:table-cell>
          <table:table-cell office:value-type="string" calcext:value-type="string">
            <text:p>best_KGA</text:p>
          </table:table-cell>
          <table:table-cell office:value-type="string" calcext:value-type="string">
            <text:p>%meanDist_KGA</text:p>
          </table:table-cell>
          <table:table-cell office:value-type="string" calcext:value-type="string">
            <text:p>%bestDist_KGA</text:p>
          </table:table-cell>
          <table:table-cell office:value-type="string" calcext:value-type="string">
            <text:p>avgTime(s)_K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38</text:p>
          </table:table-cell>
          <table:table-cell office:value-type="float" office:value="6656" calcext:value-type="float">
            <text:p>6656</text:p>
          </table:table-cell>
          <table:table-cell office:value-type="float" office:value="7032.91463715271" calcext:value-type="float">
            <text:p>7032.91463715271</text:p>
          </table:table-cell>
          <table:table-cell office:value-type="float" office:value="574.337376257672" calcext:value-type="float">
            <text:p>574.337376257672</text:p>
          </table:table-cell>
          <table:table-cell office:value-type="float" office:value="6659.43153293146" calcext:value-type="float">
            <text:p>6659.43153293146</text:p>
          </table:table-cell>
          <table:table-cell office:value-type="float" office:value="5.662" calcext:value-type="float">
            <text:p>5.662</text:p>
          </table:table-cell>
          <table:table-cell office:value-type="float" office:value="0.05" calcext:value-type="float">
            <text:p>0.05</text:p>
          </table:table-cell>
          <table:table-cell office:value-type="float" office:value="263.315946340561" calcext:value-type="float">
            <text:p>263.315946340561</text:p>
          </table:table-cell>
          <table:table-cell office:value-type="float" office:value="9608.7673706006" calcext:value-type="float">
            <text:p>9608.7673706006</text:p>
          </table:table-cell>
          <table:table-cell office:value-type="float" office:value="1817.01778854463" calcext:value-type="float">
            <text:p>1817.01778854463</text:p>
          </table:table-cell>
          <table:table-cell office:value-type="float" office:value="7720.02703048213" calcext:value-type="float">
            <text:p>7720.02703048213</text:p>
          </table:table-cell>
          <table:table-cell office:value-type="float" office:value="44.362" calcext:value-type="float">
            <text:p>44.362</text:p>
          </table:table-cell>
          <table:table-cell office:value-type="float" office:value="15.99" calcext:value-type="float">
            <text:p>15.99</text:p>
          </table:table-cell>
          <table:table-cell office:value-type="float" office:value="140.052781486511" calcext:value-type="float">
            <text:p>140.052781486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lin52</text:p>
          </table:table-cell>
          <table:table-cell office:value-type="float" office:value="7542" calcext:value-type="float">
            <text:p>7542</text:p>
          </table:table-cell>
          <table:table-cell office:value-type="float" office:value="8095.35422360088" calcext:value-type="float">
            <text:p>8095.35422360088</text:p>
          </table:table-cell>
          <table:table-cell office:value-type="float" office:value="167.265460682552" calcext:value-type="float">
            <text:p>167.265460682552</text:p>
          </table:table-cell>
          <table:table-cell office:value-type="float" office:value="7868.7170017797" calcext:value-type="float">
            <text:p>7868.7170017797</text:p>
          </table:table-cell>
          <table:table-cell office:value-type="float" office:value="7.336" calcext:value-type="float">
            <text:p>7.336</text:p>
          </table:table-cell>
          <table:table-cell office:value-type="float" office:value="4.33" calcext:value-type="float">
            <text:p>4.33</text:p>
          </table:table-cell>
          <table:table-cell office:value-type="float" office:value="285.813500165939" calcext:value-type="float">
            <text:p>285.813500165939</text:p>
          </table:table-cell>
          <table:table-cell office:value-type="float" office:value="8879.59330460835" calcext:value-type="float">
            <text:p>8879.59330460835</text:p>
          </table:table-cell>
          <table:table-cell office:value-type="float" office:value="446.690709842146" calcext:value-type="float">
            <text:p>446.690709842146</text:p>
          </table:table-cell>
          <table:table-cell office:value-type="float" office:value="8218.95373099397" calcext:value-type="float">
            <text:p>8218.95373099397</text:p>
          </table:table-cell>
          <table:table-cell office:value-type="float" office:value="17.738" calcext:value-type="float">
            <text:p>17.738</text:p>
          </table:table-cell>
          <table:table-cell office:value-type="float" office:value="8.98" calcext:value-type="float">
            <text:p>8.98</text:p>
          </table:table-cell>
          <table:table-cell office:value-type="float" office:value="188.052270126343" calcext:value-type="float">
            <text:p>188.052270126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130</text:p>
          </table:table-cell>
          <table:table-cell office:value-type="float" office:value="6110" calcext:value-type="float">
            <text:p>6110</text:p>
          </table:table-cell>
          <table:table-cell office:value-type="float" office:value="7933.02109004122" calcext:value-type="float">
            <text:p>7933.02109004122</text:p>
          </table:table-cell>
          <table:table-cell office:value-type="float" office:value="1041.27318332348" calcext:value-type="float">
            <text:p>1041.27318332348</text:p>
          </table:table-cell>
          <table:table-cell office:value-type="float" office:value="6929.81420579389" calcext:value-type="float">
            <text:p>6929.81420579389</text:p>
          </table:table-cell>
          <table:table-cell office:value-type="float" office:value="29.838" calcext:value-type="float">
            <text:p>29.838</text:p>
          </table:table-cell>
          <table:table-cell office:value-type="float" office:value="13.42" calcext:value-type="float">
            <text:p>13.42</text:p>
          </table:table-cell>
          <table:table-cell office:value-type="float" office:value="434.954525995255" calcext:value-type="float">
            <text:p>434.954525995255</text:p>
          </table:table-cell>
          <table:table-cell office:value-type="float" office:value="7790.85348112428" calcext:value-type="float">
            <text:p>7790.85348112428</text:p>
          </table:table-cell>
          <table:table-cell office:value-type="float" office:value="312.170866555568" calcext:value-type="float">
            <text:p>312.170866555568</text:p>
          </table:table-cell>
          <table:table-cell office:value-type="float" office:value="7314.08427569068" calcext:value-type="float">
            <text:p>7314.08427569068</text:p>
          </table:table-cell>
          <table:table-cell office:value-type="float" office:value="27.51" calcext:value-type="float">
            <text:p>27.51</text:p>
          </table:table-cell>
          <table:table-cell office:value-type="float" office:value="19.71" calcext:value-type="float">
            <text:p>19.71</text:p>
          </table:table-cell>
          <table:table-cell office:value-type="float" office:value="408.723870420456" calcext:value-type="float">
            <text:p>408.7238704204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98</text:p>
          </table:table-cell>
          <table:table-cell office:value-type="float" office:value="15780" calcext:value-type="float">
            <text:p>15780</text:p>
          </table:table-cell>
          <table:table-cell office:value-type="float" office:value="27579.7333387278" calcext:value-type="float">
            <text:p>27579.7333387278</text:p>
          </table:table-cell>
          <table:table-cell office:value-type="float" office:value="1869.53776846985" calcext:value-type="float">
            <text:p>1869.53776846985</text:p>
          </table:table-cell>
          <table:table-cell office:value-type="float" office:value="25537.8495040978" calcext:value-type="float">
            <text:p>25537.8495040978</text:p>
          </table:table-cell>
          <table:table-cell office:value-type="float" office:value="74.776" calcext:value-type="float">
            <text:p>74.776</text:p>
          </table:table-cell>
          <table:table-cell office:value-type="float" office:value="61.84" calcext:value-type="float">
            <text:p>61.84</text:p>
          </table:table-cell>
          <table:table-cell office:value-type="float" office:value="603.959345912933" calcext:value-type="float">
            <text:p>603.959345912933</text:p>
          </table:table-cell>
          <table:table-cell office:value-type="float" office:value="24023.8581766834" calcext:value-type="float">
            <text:p>24023.8581766834</text:p>
          </table:table-cell>
          <table:table-cell office:value-type="float" office:value="3066.94477373207" calcext:value-type="float">
            <text:p>3066.94477373207</text:p>
          </table:table-cell>
          <table:table-cell office:value-type="float" office:value="20830.9425796965" calcext:value-type="float">
            <text:p>20830.9425796965</text:p>
          </table:table-cell>
          <table:table-cell office:value-type="float" office:value="52.242" calcext:value-type="float">
            <text:p>52.242</text:p>
          </table:table-cell>
          <table:table-cell office:value-type="float" office:value="32.01" calcext:value-type="float">
            <text:p>32.01</text:p>
          </table:table-cell>
          <table:table-cell office:value-type="float" office:value="1412.77614240646" calcext:value-type="float">
            <text:p>1412.776142406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1002</text:p>
          </table:table-cell>
          <table:table-cell office:value-type="float" office:value="259045" calcext:value-type="float">
            <text:p>259045</text:p>
          </table:table-cell>
          <table:table-cell office:value-type="float" office:value="4666413.09049898" calcext:value-type="float">
            <text:p>4666413.09049898</text:p>
          </table:table-cell>
          <table:table-cell office:value-type="float" office:value="12608.5655740006" calcext:value-type="float">
            <text:p>12608.5655740006</text:p>
          </table:table-cell>
          <table:table-cell office:value-type="float" office:value="4652556.08412248" calcext:value-type="float">
            <text:p>4652556.08412248</text:p>
          </table:table-cell>
          <table:table-cell office:value-type="float" office:value="1701.39" calcext:value-type="float">
            <text:p>1701.39</text:p>
          </table:table-cell>
          <table:table-cell office:value-type="float" office:value="1696.04" calcext:value-type="float">
            <text:p>1696.04</text:p>
          </table:table-cell>
          <table:table-cell office:value-type="float" office:value="2640.882492733" calcext:value-type="float">
            <text:p>2640.882492733</text:p>
          </table:table-cell>
          <table:table-cell office:value-type="float" office:value="379495.873620287" calcext:value-type="float">
            <text:p>379495.873620287</text:p>
          </table:table-cell>
          <table:table-cell office:value-type="float" office:value="6343.57014019723" calcext:value-type="float">
            <text:p>6343.57014019723</text:p>
          </table:table-cell>
          <table:table-cell office:value-type="float" office:value="373865.263215059" calcext:value-type="float">
            <text:p>373865.263215059</text:p>
          </table:table-cell>
          <table:table-cell office:value-type="float" office:value="46.498" calcext:value-type="float">
            <text:p>46.498</text:p>
          </table:table-cell>
          <table:table-cell office:value-type="float" office:value="44.32" calcext:value-type="float">
            <text:p>44.32</text:p>
          </table:table-cell>
          <table:table-cell office:value-type="float" office:value="4456.37199048996" calcext:value-type="float">
            <text:p>4456.37199048996</text:p>
          </table:table-cell>
          <table:table-cell table:number-columns-repeated="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Dataset</text:p>
          </table:table-cell>
          <table:table-cell/>
          <table:table-cell table:style-name="ce2" office:value-type="string" calcext:value-type="string" table:number-columns-spanned="6" table:number-rows-spanned="1">
            <text:p>GA</text:p>
          </table:table-cell>
          <table:covered-table-cell table:number-columns-repeated="5"/>
          <table:table-cell table:number-columns-repeated="2"/>
          <table:table-cell office:value-type="string" calcext:value-type="string" table:number-columns-spanned="3" table:number-rows-spanned="1">
            <text:p>KGA</text:p>
          </table:table-cell>
          <table:covered-table-cell table:number-columns-repeated="2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OptimalTour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Best</text:p>
          </table:table-cell>
          <table:table-cell table:style-name="ce1" office:value-type="string" calcext:value-type="string">
            <text:p>% Avg Dist</text:p>
          </table:table-cell>
          <table:table-cell table:style-name="ce1" office:value-type="string" calcext:value-type="string">
            <text:p>% Best Dist</text:p>
          </table:table-cell>
          <table:table-cell table:style-name="ce1" office:value-type="string" calcext:value-type="string">
            <text:p>Avg time (s)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OptimalTour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Best</text:p>
          </table:table-cell>
          <table:table-cell table:style-name="ce1" office:value-type="string" calcext:value-type="string">
            <text:p>% Avg Dist</text:p>
          </table:table-cell>
          <table:table-cell table:style-name="ce1" office:value-type="string" calcext:value-type="string">
            <text:p>% Best Dist</text:p>
          </table:table-cell>
          <table:table-cell table:style-name="ce1" office:value-type="string" calcext:value-type="string">
            <text:p>Avg time (s)</text:p>
          </table:table-cell>
        </table:table-row>
        <table:table-row table:style-name="ro1">
          <table:table-cell office:value-type="string" calcext:value-type="string">
            <text:p>dj38</text:p>
          </table:table-cell>
          <table:table-cell office:value-type="float" office:value="6656" calcext:value-type="float">
            <text:p>6656</text:p>
          </table:table-cell>
          <table:table-cell table:style-name="ce1" office:value-type="float" office:value="7032.91463715271" calcext:value-type="float">
            <text:p>7032.91</text:p>
          </table:table-cell>
          <table:table-cell table:style-name="ce1" office:value-type="float" office:value="574.337376257672" calcext:value-type="float">
            <text:p>574.34</text:p>
          </table:table-cell>
          <table:table-cell table:style-name="ce1" office:value-type="float" office:value="6659.43153293146" calcext:value-type="float">
            <text:p>6659.43</text:p>
          </table:table-cell>
          <table:table-cell table:style-name="ce1" office:value-type="float" office:value="5.662" calcext:value-type="float">
            <text:p>5.66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263.315946340561" calcext:value-type="float">
            <text:p>263.32</text:p>
          </table:table-cell>
          <table:table-cell office:value-type="string" calcext:value-type="string">
            <text:p>dj38</text:p>
          </table:table-cell>
          <table:table-cell office:value-type="float" office:value="6656" calcext:value-type="float">
            <text:p>6656</text:p>
          </table:table-cell>
          <table:table-cell table:style-name="ce1" office:value-type="float" office:value="9608.7673706006" calcext:value-type="float">
            <text:p>9608.77</text:p>
          </table:table-cell>
          <table:table-cell table:style-name="ce1" office:value-type="float" office:value="1817.01778854463" calcext:value-type="float">
            <text:p>1817.02</text:p>
          </table:table-cell>
          <table:table-cell table:style-name="ce1" office:value-type="float" office:value="7720.02703048213" calcext:value-type="float">
            <text:p>7720.03</text:p>
          </table:table-cell>
          <table:table-cell table:style-name="ce1" office:value-type="float" office:value="44.362" calcext:value-type="float">
            <text:p>44.36</text:p>
          </table:table-cell>
          <table:table-cell table:style-name="ce1" office:value-type="float" office:value="15.99" calcext:value-type="float">
            <text:p>15.99</text:p>
          </table:table-cell>
          <table:table-cell table:style-name="ce1" office:value-type="float" office:value="140.052781486511" calcext:value-type="float">
            <text:p>140.05</text:p>
          </table:table-cell>
        </table:table-row>
        <table:table-row table:style-name="ro1">
          <table:table-cell office:value-type="string" calcext:value-type="string">
            <text:p>berlin52</text:p>
          </table:table-cell>
          <table:table-cell office:value-type="float" office:value="7542" calcext:value-type="float">
            <text:p>7542</text:p>
          </table:table-cell>
          <table:table-cell table:style-name="ce1" office:value-type="float" office:value="8095.35422360088" calcext:value-type="float">
            <text:p>8095.35</text:p>
          </table:table-cell>
          <table:table-cell table:style-name="ce1" office:value-type="float" office:value="167.265460682552" calcext:value-type="float">
            <text:p>167.27</text:p>
          </table:table-cell>
          <table:table-cell table:style-name="ce1" office:value-type="float" office:value="7868.7170017797" calcext:value-type="float">
            <text:p>7868.72</text:p>
          </table:table-cell>
          <table:table-cell table:style-name="ce1" office:value-type="float" office:value="7.336" calcext:value-type="float">
            <text:p>7.34</text:p>
          </table:table-cell>
          <table:table-cell table:style-name="ce1" office:value-type="float" office:value="4.33" calcext:value-type="float">
            <text:p>4.33</text:p>
          </table:table-cell>
          <table:table-cell table:style-name="ce1" office:value-type="float" office:value="285.813500165939" calcext:value-type="float">
            <text:p>285.81</text:p>
          </table:table-cell>
          <table:table-cell office:value-type="string" calcext:value-type="string">
            <text:p>berlin52</text:p>
          </table:table-cell>
          <table:table-cell office:value-type="float" office:value="7542" calcext:value-type="float">
            <text:p>7542</text:p>
          </table:table-cell>
          <table:table-cell table:style-name="ce1" office:value-type="float" office:value="8879.59330460835" calcext:value-type="float">
            <text:p>8879.59</text:p>
          </table:table-cell>
          <table:table-cell table:style-name="ce1" office:value-type="float" office:value="446.690709842146" calcext:value-type="float">
            <text:p>446.69</text:p>
          </table:table-cell>
          <table:table-cell table:style-name="ce1" office:value-type="float" office:value="8218.95373099397" calcext:value-type="float">
            <text:p>8218.95</text:p>
          </table:table-cell>
          <table:table-cell table:style-name="ce1" office:value-type="float" office:value="17.738" calcext:value-type="float">
            <text:p>17.74</text:p>
          </table:table-cell>
          <table:table-cell table:style-name="ce1" office:value-type="float" office:value="8.98" calcext:value-type="float">
            <text:p>8.98</text:p>
          </table:table-cell>
          <table:table-cell table:style-name="ce1" office:value-type="float" office:value="188.052270126343" calcext:value-type="float">
            <text:p>188.05</text:p>
          </table:table-cell>
        </table:table-row>
        <table:table-row table:style-name="ro1">
          <table:table-cell office:value-type="string" calcext:value-type="string">
            <text:p>ch130</text:p>
          </table:table-cell>
          <table:table-cell office:value-type="float" office:value="6110" calcext:value-type="float">
            <text:p>6110</text:p>
          </table:table-cell>
          <table:table-cell table:style-name="ce1" office:value-type="float" office:value="7933.02109004122" calcext:value-type="float">
            <text:p>7933.02</text:p>
          </table:table-cell>
          <table:table-cell table:style-name="ce1" office:value-type="float" office:value="1041.27318332348" calcext:value-type="float">
            <text:p>1041.27</text:p>
          </table:table-cell>
          <table:table-cell table:style-name="ce1" office:value-type="float" office:value="6929.81420579389" calcext:value-type="float">
            <text:p>6929.81</text:p>
          </table:table-cell>
          <table:table-cell table:style-name="ce1" office:value-type="float" office:value="29.838" calcext:value-type="float">
            <text:p>29.84</text:p>
          </table:table-cell>
          <table:table-cell table:style-name="ce1" office:value-type="float" office:value="13.42" calcext:value-type="float">
            <text:p>13.42</text:p>
          </table:table-cell>
          <table:table-cell table:style-name="ce1" office:value-type="float" office:value="434.954525995255" calcext:value-type="float">
            <text:p>434.95</text:p>
          </table:table-cell>
          <table:table-cell office:value-type="string" calcext:value-type="string">
            <text:p>ch130</text:p>
          </table:table-cell>
          <table:table-cell office:value-type="float" office:value="6110" calcext:value-type="float">
            <text:p>6110</text:p>
          </table:table-cell>
          <table:table-cell table:style-name="ce1" office:value-type="float" office:value="7790.85348112428" calcext:value-type="float">
            <text:p>7790.85</text:p>
          </table:table-cell>
          <table:table-cell table:style-name="ce1" office:value-type="float" office:value="312.170866555568" calcext:value-type="float">
            <text:p>312.17</text:p>
          </table:table-cell>
          <table:table-cell table:style-name="ce1" office:value-type="float" office:value="7314.08427569068" calcext:value-type="float">
            <text:p>7314.08</text:p>
          </table:table-cell>
          <table:table-cell table:style-name="ce1" office:value-type="float" office:value="27.51" calcext:value-type="float">
            <text:p>27.51</text:p>
          </table:table-cell>
          <table:table-cell table:style-name="ce1" office:value-type="float" office:value="19.71" calcext:value-type="float">
            <text:p>19.71</text:p>
          </table:table-cell>
          <table:table-cell table:style-name="ce1" office:value-type="float" office:value="408.723870420456" calcext:value-type="float">
            <text:p>408.72</text:p>
          </table:table-cell>
        </table:table-row>
        <table:table-row table:style-name="ro1">
          <table:table-cell office:value-type="string" calcext:value-type="string">
            <text:p>d198</text:p>
          </table:table-cell>
          <table:table-cell office:value-type="float" office:value="15780" calcext:value-type="float">
            <text:p>15780</text:p>
          </table:table-cell>
          <table:table-cell table:style-name="ce1" office:value-type="float" office:value="27579.7333387278" calcext:value-type="float">
            <text:p>27579.73</text:p>
          </table:table-cell>
          <table:table-cell table:style-name="ce1" office:value-type="float" office:value="1869.53776846985" calcext:value-type="float">
            <text:p>1869.54</text:p>
          </table:table-cell>
          <table:table-cell table:style-name="ce1" office:value-type="float" office:value="25537.8495040978" calcext:value-type="float">
            <text:p>25537.85</text:p>
          </table:table-cell>
          <table:table-cell table:style-name="ce1" office:value-type="float" office:value="74.776" calcext:value-type="float">
            <text:p>74.78</text:p>
          </table:table-cell>
          <table:table-cell table:style-name="ce1" office:value-type="float" office:value="61.84" calcext:value-type="float">
            <text:p>61.84</text:p>
          </table:table-cell>
          <table:table-cell table:style-name="ce1" office:value-type="float" office:value="603.959345912933" calcext:value-type="float">
            <text:p>603.96</text:p>
          </table:table-cell>
          <table:table-cell office:value-type="string" calcext:value-type="string">
            <text:p>d198</text:p>
          </table:table-cell>
          <table:table-cell office:value-type="float" office:value="15780" calcext:value-type="float">
            <text:p>15780</text:p>
          </table:table-cell>
          <table:table-cell table:style-name="ce1" office:value-type="float" office:value="24023.8581766834" calcext:value-type="float">
            <text:p>24023.86</text:p>
          </table:table-cell>
          <table:table-cell table:style-name="ce1" office:value-type="float" office:value="3066.94477373207" calcext:value-type="float">
            <text:p>3066.94</text:p>
          </table:table-cell>
          <table:table-cell table:style-name="ce1" office:value-type="float" office:value="20830.9425796965" calcext:value-type="float">
            <text:p>20830.94</text:p>
          </table:table-cell>
          <table:table-cell table:style-name="ce1" office:value-type="float" office:value="52.242" calcext:value-type="float">
            <text:p>52.24</text:p>
          </table:table-cell>
          <table:table-cell table:style-name="ce1" office:value-type="float" office:value="32.01" calcext:value-type="float">
            <text:p>32.01</text:p>
          </table:table-cell>
          <table:table-cell table:style-name="ce1" office:value-type="float" office:value="1412.77614240646" calcext:value-type="float">
            <text:p>1412.78</text:p>
          </table:table-cell>
        </table:table-row>
        <table:table-row table:style-name="ro1">
          <table:table-cell office:value-type="string" calcext:value-type="string">
            <text:p>pr1002</text:p>
          </table:table-cell>
          <table:table-cell office:value-type="float" office:value="259045" calcext:value-type="float">
            <text:p>259045</text:p>
          </table:table-cell>
          <table:table-cell table:style-name="ce1" office:value-type="float" office:value="4666413.09049898" calcext:value-type="float">
            <text:p>4666413.09</text:p>
          </table:table-cell>
          <table:table-cell table:style-name="ce1" office:value-type="float" office:value="12608.5655740006" calcext:value-type="float">
            <text:p>12608.57</text:p>
          </table:table-cell>
          <table:table-cell table:style-name="ce1" office:value-type="float" office:value="4652556.08412248" calcext:value-type="float">
            <text:p>4652556.08</text:p>
          </table:table-cell>
          <table:table-cell table:style-name="ce1" office:value-type="float" office:value="1701.39" calcext:value-type="float">
            <text:p>1701.39</text:p>
          </table:table-cell>
          <table:table-cell table:style-name="ce1" office:value-type="float" office:value="1696.04" calcext:value-type="float">
            <text:p>1696.04</text:p>
          </table:table-cell>
          <table:table-cell table:style-name="ce1" office:value-type="float" office:value="2640.882492733" calcext:value-type="float">
            <text:p>2640.88</text:p>
          </table:table-cell>
          <table:table-cell office:value-type="string" calcext:value-type="string">
            <text:p>pr1002</text:p>
          </table:table-cell>
          <table:table-cell office:value-type="float" office:value="259045" calcext:value-type="float">
            <text:p>259045</text:p>
          </table:table-cell>
          <table:table-cell table:style-name="ce1" office:value-type="float" office:value="379495.873620287" calcext:value-type="float">
            <text:p>379495.87</text:p>
          </table:table-cell>
          <table:table-cell table:style-name="ce1" office:value-type="float" office:value="6343.57014019723" calcext:value-type="float">
            <text:p>6343.57</text:p>
          </table:table-cell>
          <table:table-cell table:style-name="ce1" office:value-type="float" office:value="373865.263215059" calcext:value-type="float">
            <text:p>373865.26</text:p>
          </table:table-cell>
          <table:table-cell table:style-name="ce1" office:value-type="float" office:value="46.498" calcext:value-type="float">
            <text:p>46.50</text:p>
          </table:table-cell>
          <table:table-cell table:style-name="ce1" office:value-type="float" office:value="44.32" calcext:value-type="float">
            <text:p>44.32</text:p>
          </table:table-cell>
          <table:table-cell table:style-name="ce1" office:value-type="float" office:value="4456.37199048996" calcext:value-type="float">
            <text:p>4456.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9T15:17:55.487132184</dc:date>
    <meta:editing-duration>PT3M16S</meta:editing-duration>
    <meta:editing-cycles>7</meta:editing-cycles>
    <meta:generator>LibreOffice/6.2.4.2.0$Linux_X86_64 LibreOffice_project/b154c0ac6cf11bc010cb60509e6db2f74a9a9fa3</meta:generator>
    <meta:document-statistic meta:table-count="1" meta:cell-count="182" meta:object-count="0"/>
  </office:meta>
</office:document-meta>
</file>